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sum" table:style-name="ta1">
        <table:shapes>
          <draw:frame draw:z-index="0" draw:style-name="gr1" draw:text-style-name="P1" svg:width="453.69pt" svg:height="254.72pt" svg:x="356.97pt" svg:y="102.05pt">
            <loext:p draw:notify-on-update-of-ranges="sum_sum.C1:sum_sum.C100 sum_sum.D1:sum_sum.D100 sum_sum.C1:sum_sum.C100 sum_sum.F1:sum_sum.F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39.647782139316" calcext:value-type="float">
            <text:p>39.647782139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43.904618235077" calcext:value-type="float">
            <text:p>43.904618235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37.722498503131" calcext:value-type="float">
            <text:p>37.722498503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40.853361748113" calcext:value-type="float">
            <text:p>40.853361748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38.79214656482" calcext:value-type="float">
            <text:p>38.792146564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43.266357426018" calcext:value-type="float">
            <text:p>43.26635742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43.6765391425" calcext:value-type="float">
            <text:p>43.676539142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43.02498132957" calcext:value-type="float">
            <text:p>43.024981329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39.393768735245" calcext:value-type="float">
            <text:p>39.393768735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41.260721065203" calcext:value-type="float">
            <text:p>41.260721065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40.492988379953" calcext:value-type="float">
            <text:p>40.4929883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40.289161489213" calcext:value-type="float">
            <text:p>40.289161489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40.127199740514" calcext:value-type="float">
            <text:p>40.127199740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45.543616456442" calcext:value-type="float">
            <text:p>45.543616456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36.452258233094" calcext:value-type="float">
            <text:p>36.452258233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39.970377983676" calcext:value-type="float">
            <text:p>39.970377983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39.035827177506" calcext:value-type="float">
            <text:p>39.035827177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41.681544261506" calcext:value-type="float">
            <text:p>41.681544261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37.825964374609" calcext:value-type="float">
            <text:p>37.825964374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891" calcext:value-type="float">
            <text:p>12891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60.411538728279" calcext:value-type="float">
            <text:p>60.411538728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458" calcext:value-type="float">
            <text:p>1345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28.457873493903" calcext:value-type="float">
            <text:p>28.457873493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922" calcext:value-type="float">
            <text:p>1392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31.107503952024" calcext:value-type="float">
            <text:p>31.10750395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386" calcext:value-type="float">
            <text:p>1438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30.837399750238" calcext:value-type="float">
            <text:p>30.837399750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850" calcext:value-type="float">
            <text:p>1485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30.001948897804" calcext:value-type="float">
            <text:p>30.001948897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314" calcext:value-type="float">
            <text:p>1531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30.251493641004" calcext:value-type="float">
            <text:p>30.25149364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778" calcext:value-type="float">
            <text:p>1577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31.05840039401" calcext:value-type="float">
            <text:p>31.05840039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242" calcext:value-type="float">
            <text:p>1624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30.940531222528" calcext:value-type="float">
            <text:p>30.940531222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706" calcext:value-type="float">
            <text:p>1670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32.584332958522" calcext:value-type="float">
            <text:p>32.584332958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170" calcext:value-type="float">
            <text:p>1717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29.269360849888" calcext:value-type="float">
            <text:p>29.269360849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652" calcext:value-type="float">
            <text:p>1865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29.741901019763" calcext:value-type="float">
            <text:p>29.741901019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118" calcext:value-type="float">
            <text:p>1911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31.355127430051" calcext:value-type="float">
            <text:p>31.355127430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582" calcext:value-type="float">
            <text:p>1958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30.276019682111" calcext:value-type="float">
            <text:p>30.276019682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046" calcext:value-type="float">
            <text:p>2004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32.016308252213" calcext:value-type="float">
            <text:p>32.016308252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510" calcext:value-type="float">
            <text:p>2051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29.660962028872" calcext:value-type="float">
            <text:p>29.660962028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974" calcext:value-type="float">
            <text:p>2097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31.275877767689" calcext:value-type="float">
            <text:p>31.275877767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438" calcext:value-type="float">
            <text:p>2143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30.154522407826" calcext:value-type="float">
            <text:p>30.154522407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902" calcext:value-type="float">
            <text:p>2190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30.52962105818" calcext:value-type="float">
            <text:p>30.529621058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366" calcext:value-type="float">
            <text:p>2236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31.859897711184" calcext:value-type="float">
            <text:p>31.859897711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830" calcext:value-type="float">
            <text:p>2283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29.708636751957" calcext:value-type="float">
            <text:p>29.70863675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294" calcext:value-type="float">
            <text:p>2329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30.527079081261" calcext:value-type="float">
            <text:p>30.527079081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747" calcext:value-type="float">
            <text:p>2574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29.830682425421" calcext:value-type="float">
            <text:p>29.830682425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972" calcext:value-type="float">
            <text:p>2697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28.454460153926" calcext:value-type="float">
            <text:p>28.454460153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436" calcext:value-type="float">
            <text:p>2743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30.846006708042" calcext:value-type="float">
            <text:p>30.84600670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900" calcext:value-type="float">
            <text:p>2790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31.096727790894" calcext:value-type="float">
            <text:p>31.096727790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364" calcext:value-type="float">
            <text:p>2836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29.160667952721" calcext:value-type="float">
            <text:p>29.160667952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828" calcext:value-type="float">
            <text:p>2882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29.862799218976" calcext:value-type="float">
            <text:p>29.86279921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292" calcext:value-type="float">
            <text:p>2929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28.203414961818" calcext:value-type="float">
            <text:p>28.203414961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756" calcext:value-type="float">
            <text:p>2975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28.888133516215" calcext:value-type="float">
            <text:p>28.888133516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220" calcext:value-type="float">
            <text:p>3022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28.624030009753" calcext:value-type="float">
            <text:p>28.624030009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684" calcext:value-type="float">
            <text:p>3068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28.53682901226" calcext:value-type="float">
            <text:p>28.536829012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148" calcext:value-type="float">
            <text:p>3114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30.508747109129" calcext:value-type="float">
            <text:p>30.508747109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612" calcext:value-type="float">
            <text:p>3161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30.493929792583" calcext:value-type="float">
            <text:p>30.493929792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076" calcext:value-type="float">
            <text:p>3207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31.650609350531" calcext:value-type="float">
            <text:p>31.650609350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540" calcext:value-type="float">
            <text:p>3254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31.27068368458" calcext:value-type="float">
            <text:p>31.270683684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004" calcext:value-type="float">
            <text:p>3300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30.060758338657" calcext:value-type="float">
            <text:p>30.060758338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468" calcext:value-type="float">
            <text:p>3346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29.22639884874" calcext:value-type="float">
            <text:p>29.226398848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932" calcext:value-type="float">
            <text:p>3393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31.272884189796" calcext:value-type="float">
            <text:p>31.272884189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396" calcext:value-type="float">
            <text:p>3439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29.066906213984" calcext:value-type="float">
            <text:p>29.06690621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860" calcext:value-type="float">
            <text:p>3486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29.363265111051" calcext:value-type="float">
            <text:p>29.36326511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376" calcext:value-type="float">
            <text:p>3637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28.368509108566" calcext:value-type="float">
            <text:p>28.368509108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870" calcext:value-type="float">
            <text:p>3687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28.516196169029" calcext:value-type="float">
            <text:p>28.51619616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334" calcext:value-type="float">
            <text:p>3733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28.83291991355" calcext:value-type="float">
            <text:p>28.832919913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798" calcext:value-type="float">
            <text:p>3779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29.890772861844" calcext:value-type="float">
            <text:p>29.890772861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262" calcext:value-type="float">
            <text:p>3826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31.212731504662" calcext:value-type="float">
            <text:p>31.212731504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726" calcext:value-type="float">
            <text:p>3872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30.08375917696" calcext:value-type="float">
            <text:p>30.08375917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190" calcext:value-type="float">
            <text:p>3919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30.786264512851" calcext:value-type="float">
            <text:p>30.786264512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654" calcext:value-type="float">
            <text:p>3965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29.714444464208" calcext:value-type="float">
            <text:p>29.714444464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118" calcext:value-type="float">
            <text:p>4011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30.564587295209" calcext:value-type="float">
            <text:p>30.564587295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582" calcext:value-type="float">
            <text:p>4058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29.991902901033" calcext:value-type="float">
            <text:p>29.99190290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046" calcext:value-type="float">
            <text:p>4104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29.542919987403" calcext:value-type="float">
            <text:p>29.542919987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510" calcext:value-type="float">
            <text:p>4151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29.803300425952" calcext:value-type="float">
            <text:p>29.80330042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974" calcext:value-type="float">
            <text:p>4197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30.101824874061" calcext:value-type="float">
            <text:p>30.101824874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438" calcext:value-type="float">
            <text:p>4243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28.469730596921" calcext:value-type="float">
            <text:p>28.469730596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902" calcext:value-type="float">
            <text:p>4290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29.965960388344" calcext:value-type="float">
            <text:p>29.965960388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366" calcext:value-type="float">
            <text:p>4336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28.767962465086" calcext:value-type="float">
            <text:p>28.767962465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830" calcext:value-type="float">
            <text:p>4383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28.755612686845" calcext:value-type="float">
            <text:p>28.755612686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294" calcext:value-type="float">
            <text:p>4429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30.072240602791" calcext:value-type="float">
            <text:p>30.072240602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758" calcext:value-type="float">
            <text:p>4475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28.475527404162" calcext:value-type="float">
            <text:p>28.475527404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222" calcext:value-type="float">
            <text:p>4522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33.148598277076" calcext:value-type="float">
            <text:p>33.148598277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686" calcext:value-type="float">
            <text:p>4568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29.303003541775" calcext:value-type="float">
            <text:p>29.303003541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150" calcext:value-type="float">
            <text:p>4615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28.436152522564" calcext:value-type="float">
            <text:p>28.436152522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405" calcext:value-type="float">
            <text:p>4840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30.748962241725" calcext:value-type="float">
            <text:p>30.748962241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630" calcext:value-type="float">
            <text:p>4963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30.145814108929" calcext:value-type="float">
            <text:p>30.145814108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094" calcext:value-type="float">
            <text:p>5009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31.817796454497" calcext:value-type="float">
            <text:p>31.817796454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558" calcext:value-type="float">
            <text:p>5055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30.548430045451" calcext:value-type="float">
            <text:p>30.548430045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022" calcext:value-type="float">
            <text:p>5102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27.82098105549" calcext:value-type="float">
            <text:p>27.820981055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486" calcext:value-type="float">
            <text:p>5148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29.301090597176" calcext:value-type="float">
            <text:p>29.301090597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950" calcext:value-type="float">
            <text:p>5195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31.217440721848" calcext:value-type="float">
            <text:p>31.217440721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414" calcext:value-type="float">
            <text:p>5241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28.655475334839" calcext:value-type="float">
            <text:p>28.655475334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936" calcext:value-type="float">
            <text:p>5393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30.995110538517" calcext:value-type="float">
            <text:p>30.995110538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402" calcext:value-type="float">
            <text:p>5440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31.519607454758" calcext:value-type="float">
            <text:p>31.519607454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866" calcext:value-type="float">
            <text:p>5486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28.603097642038" calcext:value-type="float">
            <text:p>28.60309764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330" calcext:value-type="float">
            <text:p>5533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27.896029674094" calcext:value-type="float">
            <text:p>27.896029674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794" calcext:value-type="float">
            <text:p>5579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31.257757374332" calcext:value-type="float">
            <text:p>31.257757374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258" calcext:value-type="float">
            <text:p>5625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29.428863140332" calcext:value-type="float">
            <text:p>29.428863140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722" calcext:value-type="float">
            <text:p>5672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31.095798689157" calcext:value-type="float">
            <text:p>31.095798689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186" calcext:value-type="float">
            <text:p>5718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28.746951511261" calcext:value-type="float">
            <text:p>28.746951511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650" calcext:value-type="float">
            <text:p>5765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28.874442653232" calcext:value-type="float">
            <text:p>28.874442653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114" calcext:value-type="float">
            <text:p>5811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29.527320474789" calcext:value-type="float">
            <text:p>29.527320474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578" calcext:value-type="float">
            <text:p>5857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28.757382621076" calcext:value-type="float">
            <text:p>28.7573826211</text:p>
          </table:table-cell>
          <table:table-cell/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4:48:16.436106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4:48:59.815067244</dc:date>
    <meta:editing-duration>PT3M3S</meta:editing-duration>
    <meta:editing-cycles>3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8.987cm" xlink:href=".." xlink:type="simple" chart:class="chart:scatter" chart:style-name="ch1">
        <chart:title svg:x="5.637cm" svg:y="0.314cm" chart:style-name="ch2">
          <text:p>Total energy generation</text:p>
        </chart:title>
        <chart:subtitle svg:x="5.665cm" svg:y="1.284cm" chart:style-name="ch3">
          <text:p>(system overview -1 RTU)</text:p>
        </chart:subtitle>
        <chart:legend chart:legend-position="end" svg:x="13.12cm" svg:y="3.918cm" style:legend-expansion="high" chart:style-name="ch4"/>
        <chart:plot-area chart:style-name="ch5" table:cell-range-address="sum_sum.C1:sum_sum.D100 sum_sum.F1:sum_sum.F100" chart:data-source-has-labels="row" svg:x="0.32cm" svg:y="2.15cm" svg:width="12.48cm" svg:height="6.658cm">
          <chartooo:coordinate-region svg:x="0.994cm" svg:y="2.363cm" svg:width="11.275cm" svg:height="5.77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sum.D1:sum_sum.D100" loext:label-string="sum" chart:class="chart:scatter">
            <chart:domain table:cell-range-address="sum_sum.C1:sum_sum.C100"/>
            <chart:data-point chart:repeated="100"/>
          </chart:series>
          <chart:series chart:style-name="ch9" chart:values-cell-range-address="sum_sum.F1:sum_sum.F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sum.C1:sum_sum.C100</svg:desc>
                </draw:g>
              </table:table-cell>
              <table:table-cell office:value-type="float" office:value="39.647782139316">
                <text:p>39.647782139316</text:p>
                <draw:g>
                  <svg:desc>sum_sum.D1:sum_sum.D100</svg:desc>
                </draw:g>
              </table:table-cell>
              <table:table-cell office:value-type="float" office:value="100">
                <text:p>100</text:p>
                <draw:g>
                  <svg:desc>sum_sum.F1:sum_sum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43.904618235077">
                <text:p>43.9046182350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37.722498503131">
                <text:p>37.722498503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40.853361748113">
                <text:p>40.853361748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38.79214656482">
                <text:p>38.792146564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43.266357426018">
                <text:p>43.2663574260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43.6765391425">
                <text:p>43.67653914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43.02498132957">
                <text:p>43.02498132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39.393768735245">
                <text:p>39.393768735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41.260721065203">
                <text:p>41.260721065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40.492988379953">
                <text:p>40.4929883799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40.289161489213">
                <text:p>40.289161489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40.127199740514">
                <text:p>40.1271997405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45.543616456442">
                <text:p>45.543616456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36.452258233094">
                <text:p>36.452258233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39.970377983676">
                <text:p>39.9703779836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39.035827177506">
                <text:p>39.0358271775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41.681544261506">
                <text:p>41.6815442615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37.825964374609">
                <text:p>37.825964374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60.411538728279">
                <text:p>60.411538728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28.457873493903">
                <text:p>28.4578734939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31.107503952024">
                <text:p>31.1075039520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30.837399750238">
                <text:p>30.837399750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30.001948897804">
                <text:p>30.001948897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30.251493641004">
                <text:p>30.251493641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31.05840039401">
                <text:p>31.05840039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30.940531222528">
                <text:p>30.9405312225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32.584332958522">
                <text:p>32.5843329585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29.269360849888">
                <text:p>29.2693608498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29.741901019763">
                <text:p>29.7419010197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31.355127430051">
                <text:p>31.3551274300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30.276019682111">
                <text:p>30.276019682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32.016308252213">
                <text:p>32.016308252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29.660962028872">
                <text:p>29.6609620288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31.275877767689">
                <text:p>31.2758777676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30.154522407826">
                <text:p>30.1545224078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30.52962105818">
                <text:p>30.52962105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31.859897711184">
                <text:p>31.859897711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29.708636751957">
                <text:p>29.708636751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30.527079081261">
                <text:p>30.527079081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29.830682425421">
                <text:p>29.830682425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28.454460153926">
                <text:p>28.4544601539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30.846006708042">
                <text:p>30.8460067080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31.096727790894">
                <text:p>31.096727790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29.160667952721">
                <text:p>29.1606679527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29.862799218976">
                <text:p>29.862799218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28.203414961818">
                <text:p>28.203414961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28.888133516215">
                <text:p>28.888133516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28.624030009753">
                <text:p>28.6240300097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28.53682901226">
                <text:p>28.53682901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30.508747109129">
                <text:p>30.508747109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30.493929792583">
                <text:p>30.4939297925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31.650609350531">
                <text:p>31.650609350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31.27068368458">
                <text:p>31.27068368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30.060758338657">
                <text:p>30.0607583386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29.22639884874">
                <text:p>29.226398848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31.272884189796">
                <text:p>31.272884189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29.066906213984">
                <text:p>29.0669062139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29.363265111051">
                <text:p>29.3632651110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28.368509108566">
                <text:p>28.368509108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28.516196169029">
                <text:p>28.5161961690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28.83291991355">
                <text:p>28.83291991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29.890772861844">
                <text:p>29.8907728618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31.212731504662">
                <text:p>31.212731504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30.08375917696">
                <text:p>30.08375917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30.786264512851">
                <text:p>30.7862645128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29.714444464208">
                <text:p>29.714444464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30.564587295209">
                <text:p>30.564587295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29.991902901033">
                <text:p>29.9919029010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29.542919987403">
                <text:p>29.542919987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29.803300425952">
                <text:p>29.8033004259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30.101824874061">
                <text:p>30.1018248740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28.469730596921">
                <text:p>28.4697305969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29.965960388344">
                <text:p>29.965960388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28.767962465086">
                <text:p>28.7679624650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28.755612686845">
                <text:p>28.7556126868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30.072240602791">
                <text:p>30.0722406027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28.475527404162">
                <text:p>28.475527404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33.148598277076">
                <text:p>33.1485982770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29.303003541775">
                <text:p>29.3030035417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28.436152522564">
                <text:p>28.436152522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30.748962241725">
                <text:p>30.7489622417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30.145814108929">
                <text:p>30.1458141089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31.817796454497">
                <text:p>31.817796454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30.548430045451">
                <text:p>30.5484300454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27.82098105549">
                <text:p>27.820981055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29.301090597176">
                <text:p>29.301090597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31.217440721848">
                <text:p>31.217440721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28.655475334839">
                <text:p>28.6554753348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30.995110538517">
                <text:p>30.9951105385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31.519607454758">
                <text:p>31.5196074547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28.603097642038">
                <text:p>28.6030976420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27.896029674094">
                <text:p>27.896029674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31.257757374332">
                <text:p>31.257757374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29.428863140332">
                <text:p>29.428863140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31.095798689157">
                <text:p>31.095798689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28.746951511261">
                <text:p>28.746951511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28.874442653232">
                <text:p>28.874442653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29.527320474789">
                <text:p>29.5273204747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28.757382621076">
                <text:p>28.75738262107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